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eamUtils.printName( XMLStreamReader xmlr , StringBuffer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treamUtils.printName( String prefix , String uri , String localName , StringBuffer b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Utils.getType( String va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StreamUtils.getName( int event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StreamUtils.printEvent( XMLStreamReader xml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">
            <text:p text:style-name="Table_20_Contents">9</text:p>
          </table:table-cell>
          <table:table-cell office:value-type="float" office:value="99">
            <text:p text:style-name="Table_20_Contents">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